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352cm" fo:min-width="7.702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018cm" fo:min-width="2.859cm"/>
    </style:style>
    <style:style style:name="gr3" style:family="graphic" style:parent-style-name="standard">
      <style:graphic-properties draw:fill="none" draw:opacity="50%" draw:textarea-horizontal-align="justify" draw:textarea-vertical-align="top" draw:auto-grow-height="false" fo:min-height="3.95cm" fo:min-width="6.5cm" draw:shadow-opacity="50%"/>
    </style:style>
    <style:style style:name="gr4" style:family="graphic" style:parent-style-name="standard">
      <style:graphic-properties draw:fill="none" draw:opacity="50%" draw:textarea-horizontal-align="justify" draw:textarea-vertical-align="middle" draw:auto-grow-height="false" fo:min-height="3.45cm" fo:min-width="6.6cm" draw:shadow-opacity="50%"/>
    </style:style>
    <style:style style:name="gr5" style:family="graphic" style:parent-style-name="standard">
      <style:graphic-properties draw:fill="none" draw:textarea-horizontal-align="justify" draw:textarea-vertical-align="top" draw:auto-grow-height="false" fo:min-height="8.45cm" fo:min-width="9.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Fine_20_Dotte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fo:min-height="0.85cm"/>
    </style:style>
    <style:style style:name="gr9" style:family="graphic" style:parent-style-name="standard">
      <style:graphic-properties draw:stroke="none" svg:stroke-color="#000000" draw:fill="none" draw:fill-color="#ffffff" fo:min-height="0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P7" style:family="paragraph">
      <style:paragraph-properties fo:text-align="center"/>
      <style:text-properties fo:font-size="24pt" style:text-underline-style="solid" style:text-underline-width="auto" style:text-underline-color="font-color" style:font-size-asian="24pt" style:font-size-complex="24pt"/>
    </style:style>
    <style:style style:name="T1" style:family="text">
      <style:text-properties fo:font-size="24pt" fo:font-style="italic" fo:text-shadow="none" fo:font-weight="bold" style:font-size-asian="24pt" style:font-style-asian="italic" style:font-weight-asian="bold" style:font-size-complex="24pt" style:font-style-complex="italic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font-size="24pt" style:text-underline-style="solid" style:text-underline-width="auto" style:text-underline-color="font-color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2" draw:id="id2" draw:layer="layout" svg:width="8.7cm" svg:height="5.1cm" svg:x="11cm" svg:y="9.9cm">
          <text:p text:style-name="P1"><text:span text:style-name="T1">ARxCODE</text:span></text:p>
          <text:p text:style-name="P1"><text:span text:style-name="T2">Análisis de Riesgo</text:span></text:p>
          <text:p text:style-name="P1"><text:span text:style-name="T2">por Colisión </text:span></text:p>
          <text:p text:style-name="P1"><text:span text:style-name="T2">con Desechos Espacia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4.9cm" svg:height="2.8cm" svg:x="3.3cm" svg:y="8.7cm">
          <text:p text:style-name="P1">CDM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2" draw:layer="layout" svg:width="8.4cm" svg:height="5.4cm" svg:x="1.4cm" svg:y="6.4cm">
          <text:p text:style-name="P2">JSpOC</text:p>
          <text:p text:style-name="P2"><text:span text:style-name="T2">Joint Space Opeartions Cent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7.1cm" svg:height="4cm" svg:x="21cm" svg:y="6.4cm">
          <text:p text:style-name="P1"><text:span text:style-name="T3">MOC - Conae.</text:span></text:p>
          <text:p text:style-name="P1"><text:span text:style-name="T2">Mission Operation Center.</text:span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0cm" svg:height="9.1cm" svg:x="10.2cm" svg:y="6.4cm">
          <text:p text:style-name="P1"/>
          <text:p text:style-name="P1"><text:span text:style-name="T4">CODS – Conae.</text:span></text:p>
          <text:p text:style-name="P1"><text:span text:style-name="T2">Conae Orbit Determination Service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.75cm" svg:y1="11.279cm" svg:x2="11cm" svg:y2="12.45cm" draw:start-shape="id1" draw:start-glue-point="6" draw:end-shape="id2" svg:d="m5750 11279v1171h5250">
          <text:p/>
        </draw:connector>
        <draw:connector draw:style-name="gr6" draw:text-style-name="P1" draw:layer="layout" svg:x1="19.7cm" svg:y1="12.45cm" svg:x2="24.55cm" svg:y2="10.4cm" draw:start-shape="id2" draw:start-glue-point="1" draw:end-shape="id3" draw:end-glue-point="2" svg:d="m19700 12450h4850v-2050">
          <text:p/>
        </draw:connector>
        <draw:line draw:style-name="gr7" draw:text-style-name="P1" draw:layer="layout" svg:x1="10cm" svg:y1="4.5cm" svg:x2="10.1cm" svg:y2="16.2cm">
          <text:p/>
        </draw:line>
        <draw:line draw:style-name="gr7" draw:text-style-name="P1" draw:layer="layout" svg:x1="20.4cm" svg:y1="4.5cm" svg:x2="20.547cm" svg:y2="16.39cm">
          <text:p/>
        </draw:line>
        <draw:frame draw:style-name="gr8" draw:text-style-name="P5" draw:layer="layout" svg:width="6.2cm" svg:height="1.1cm" svg:x="3cm" svg:y="4.7cm">
          <draw:text-box>
            <text:p text:style-name="P4"><text:span text:style-name="T5">Alerta de Riesgo</text:span></text:p>
          </draw:text-box>
        </draw:frame>
        <draw:frame draw:style-name="gr9" draw:text-style-name="P5" draw:layer="layout" svg:width="6.9cm" svg:height="0.962cm" svg:x="12cm" svg:y="4.838cm">
          <draw:text-box>
            <text:p text:style-name="P4"><text:span text:style-name="T5">Análisis del Riesgo</text:span></text:p>
          </draw:text-box>
        </draw:frame>
        <draw:frame draw:style-name="gr8" draw:text-style-name="P5" draw:layer="layout" svg:width="7cm" svg:height="1.1cm" svg:x="21.3cm" svg:y="5cm">
          <draw:text-box>
            <text:p text:style-name="P4"><text:span text:style-name="T5">Mitigación de Riesgo</text:span></text:p>
          </draw:text-box>
        </draw:frame>
        <draw:frame draw:style-name="gr10" draw:text-style-name="P7" draw:layer="layout" svg:width="23.1cm" svg:height="1.195cm" svg:x="3.5cm" svg:y="2cm">
          <draw:text-box>
            <text:p text:style-name="P6"><text:span text:style-name="T6">Diagrama de Interfaces del ARxCODE con otros sistema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6-22T16:38:52.180106104</meta:creation-date>
    <dc:date>2016-07-18T17:21:04</dc:date>
    <meta:editing-duration>PT1H52M22S</meta:editing-duration>
    <meta:editing-cycles>22</meta:editing-cycles>
    <meta:generator>LibreOffice/3.5$Linux_x86 LibreOffice_project/350m1$Build-2</meta:generator>
    <meta:document-statistic meta:object-count="13"/>
  </office:meta>
</office:document-meta>
</file>